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d3a9" officeooo:paragraph-rsid="000cd3a9"/>
    </style:style>
    <style:style style:name="P2" style:family="paragraph" style:parent-style-name="Standard">
      <style:text-properties officeooo:paragraph-rsid="000cd3a9"/>
    </style:style>
    <style:style style:name="T1" style:family="text">
      <style:text-properties officeooo:rsid="000cd3a9"/>
    </style:style>
    <style:style style:name="T2" style:family="text">
      <style:text-properties fo:language="fr" fo:country="CA"/>
    </style:style>
    <style:style style:name="T3" style:family="text">
      <style:text-properties fo:language="en" fo:country="CA"/>
    </style:style>
    <style:style style:name="T4" style:family="text">
      <style:text-properties fo:language="en" fo:country="CA" officeooo:rsid="000cd3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, I’m making this prototype. Who’s gonna see it?</text:p>
      <text:p text:style-name="P1"/>
      <text:p text:style-name="P1">-Alex S</text:p>
      <text:p text:style-name="P1">-Kev &amp; Rich</text:p>
      <text:p text:style-name="P1">-Allison</text:p>
      <text:p text:style-name="P1">-Other folks from the Engine Squad</text:p>
      <text:p text:style-name="P1"><text:tab/>-Billy</text:p>
      <text:p text:style-name="P1"><text:tab/>-Martin?</text:p>
      <text:p text:style-name="P1">-Cl<text:span text:style-name="T2">ément</text:span></text:p>
      <text:p text:style-name="P1"><text:span text:style-name="T2">-Miles prolly</text:span></text:p>
      <text:p text:style-name="P1"><text:span text:style-name="T2">-</text:span><text:span text:style-name="T3">Tom B.</text:span></text:p>
      <text:p text:style-name="P1"><text:span text:style-name="T3"/></text:p>
      <text:p text:style-name="P1"><text:span text:style-name="T3">What do I need to present for it to be:</text:span></text:p>
      <text:p text:style-name="P1"><text:span text:style-name="T3">-Adherent to my pillars</text:span></text:p>
      <text:p text:style-name="P1"><text:span text:style-name="T3">-Fun</text:span></text:p>
      <text:p text:style-name="P1"><text:span text:style-name="T3">-Inspiring – lets us imagine more</text:span></text:p>
      <text:p text:style-name="P1"><text:span text:style-name="T3"/></text:p>
      <text:p text:style-name="P1"><text:span text:style-name="T3"/></text:p>
      <text:p text:style-name="P1"><text:span text:style-name="T3">-Self-evident goals and controls</text:span></text:p>
      <text:p text:style-name="P1"><text:span text:style-name="T3">-Few ingredients used in many ways</text:span></text:p>
      <text:p text:style-name="P2"><text:span text:style-name="T4">-The minimum to make it feel like a world</text:span></text:p>
      <text:p text:style-name="P1"><text:span text:style-name="T3">-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ravis Martin</meta:initial-creator>
    <meta:creation-date>2021-09-08T12:03:39.664000000</meta:creation-date>
    <dc:date>2021-09-15T21:16:35.382000000</dc:date>
    <dc:creator>Travis Martin</dc:creator>
    <meta:editing-duration>PT10H59M53S</meta:editing-duration>
    <meta:editing-cycles>1</meta:editing-cycles>
    <meta:document-statistic meta:table-count="0" meta:image-count="0" meta:object-count="0" meta:page-count="1" meta:paragraph-count="18" meta:word-count="68" meta:character-count="361" meta:non-whitespace-character-count="308"/>
    <meta:generator>LibreOffice/7.0.2.2$Windows_X86_64 LibreOffice_project/8349ace3c3162073abd90d81fd06dcfb6b36b994</meta:generator>
  </office:meta>
</office:document-meta>
</file>